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fo:text-align="end" style:justify-single-word="false"/>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2"><text:span text:style-name="T2">AAA</text:span></text:p>
      <text:p text:style-name="P2">Company Registration No : BBB</text:p>
      <text:p text:style-name="P2">(Incorporated in the Republic of Singapore)</text:p>
      <text:p text:style-name="P1"></text:p>
      <text:p text:style-name="P1"></text:p>
      <text:p text:style-name="P1"></text:p>
      <text:p text:style-name="P2"><text:span text:style-name="T3">APPLICATION FOR SHARES</text:span></text:p>
      <text:p text:style-name="P1"></text:p>
      <text:p text:style-name="P1">To:</text:p>
      <text:p text:style-name="P1"></text:p>
      <text:p text:style-name="P1">The Directors</text:p>
      <text:p text:style-name="P1"><text:span text:style-name="T1">AAA</text:span></text:p>
      <text:p text:style-name="P1">Add-1</text:p>
      <text:p text:style-name="P1">Add-2</text:p>
      <text:p text:style-name="P1">Add-3</text:p>
      <text:p text:style-name="P1"></text:p>
      <text:p text:style-name="P1"></text:p>
      <text:p text:style-name="P3">I, the undersigned, hereby apply for YYY shares fully paid to be issued by the abovementioned Company and request that you allot me the number of shares and that the amount of S$NNN/- being cash paid as at DDMMYYYY be applied as consideration for the allotment.</text:p>
      <text:p text:style-name="P3"></text:p>
      <text:p text:style-name="P3"></text:p>
      <text:p text:style-name="P3">I agree to accept the number of shares applied for, or any smaller number that may be allotted to me, and I authorise the Company to enter my name in the Register of Members as the holder of such shares and to hold same subject to the Memorandum and Articles of Association of the Company.</text:p>
      <text:p text:style-name="P1"></text:p>
      <text:p text:style-name="P1"></text:p>
      <text:p text:style-name="P1"></text:p>
      <text:p text:style-name="P4">Signed : _______________________<text:tab/></text:p>
      <text:p text:style-name="P1"></text:p>
      <text:p text:style-name="P1"></text:p>
      <text:p text:style-name="P1"></text:p>
      <text:p text:style-name="P1">Name (In Full)<text:tab/><text:tab/>:<text:tab/>CCC</text:p>
      <text:p text:style-name="P1"><text:tab/><text:tab/><text:tab/><text:tab/><text:tab/></text:p>
      <text:p text:style-name="P1"></text:p>
      <text:p text:style-name="P1">Address (in full)<text:tab/>: <text:s/><text:tab/>VVV<text:tab/></text:p>
      <text:p text:style-name="P1"></text:p>
      <text:p text:style-name="P1"></text:p>
      <text:p text:style-name="P1">Occupation<text:tab/><text:tab/>:<text:tab/><text:tab/><text:tab/></text:p>
      <text:p text:style-name="P1"><text:tab/><text:tab/><text:tab/><text:tab/><text:tab/></text:p>
      <text:p text:style-name="P1"></text:p>
      <text:p text:style-name="P1">FIN Number<text:tab/><text:tab/>:<text:tab/>FFF</text:p>
      <text:p text:style-name="P1"></text:p>
      <text:p text:style-name="P1"></text:p>
      <text:p text:style-name="P1">Mobile Number<text:tab/>:<text:tab/></text:p>
      <text:p text:style-name="P1"></text:p>
      <text:p text:style-name="P1"></text:p>
      <text:p text:style-name="P1">Email Address<text:tab/><text:tab/>:<text:tab/></text:p>
      <text:p text:style-name="P1"></text:p>
      <text:p text:style-name="P1"></text:p>
      <text:p text:style-name="P1">Dated<text:tab/><text:tab/><text:tab/>:<text:tab/>DDMMYYY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52:41</meta:creation-date>
    <dc:date>2015-12-11T10:53:34</dc:date>
    <dc:creator>phung11764 </dc:creator>
    <meta:editing-duration>P0D</meta:editing-duration>
    <meta:editing-cycles>1</meta:editing-cycles>
    <meta:document-statistic meta:table-count="0" meta:image-count="0" meta:object-count="0" meta:page-count="1" meta:paragraph-count="48" meta:word-count="151" meta:character-count="902" meta:non-whitespace-character-count="699"/>
    <meta:generator>LibreOffice/3.5$Linux_X86_64 LibreOffice_project/350m1$Build-2</meta:generator>
  </office:meta>
</office:document-meta>
</file>